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ourierNewPS-ItalicMT" svg:font-family="CourierNewPS-ItalicMT" style:font-family-generic="roman" style:font-pitch="variable"/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text-properties officeooo:paragraph-rsid="001cb17d"/>
    </style:style>
    <style:style style:name="P2" style:family="paragraph" style:parent-style-name="Standard">
      <style:text-properties fo:font-size="12pt" style:font-size-asian="12pt" style:font-size-complex="12pt"/>
    </style:style>
    <style:style style:name="T1" style:family="text">
      <style:text-properties fo:color="#000000" loext:opacity="100%" style:font-name="OpenSans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loext:opacity="100%" style:font-name="OpenSans" fo:font-size="10pt" fo:font-style="normal" fo:font-weight="normal" style:font-size-asian="10pt" style:font-style-asian="normal" style:font-weight-asian="norm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María López Fernández</text:span></text:p>
      <text:p text:style-name="Standard" loext:marker-style-name="T1"><text:span text:style-name="T1">C/Rambla Marina, 50, 9º 3ª</text:span><text:span text:style-name="T1"/></text:p>
      <text:p text:style-name="Standard" loext:marker-style-name="T1"><text:span text:style-name="T1">08907 Barcelona</text:span><text:span text:style-name="T1"/></text:p>
      <text:p text:style-name="Standard" loext:marker-style-name="T1"><text:span text:style-name="T1">Tel. 93.335.40.00</text:span><text:span text:style-name="T1"/></text:p>
      <text:p text:style-name="P1" loext:marker-style-name="T1"><text:span text:style-name="T1">I</text:span></text:p>
      <text:p text:style-name="P1" loext:marker-style-name="T1"><text:span text:style-name="T1">NDUSTRIAS GAVINA, S.A.</text:span><text:span text:style-name="T1"/></text:p>
      <text:p text:style-name="Standard" loext:marker-style-name="T1"><text:span text:style-name="T1">Avda. Diagonal, 533 4-1</text:span><text:span text:style-name="T1"/></text:p>
      <text:p text:style-name="Standard" loext:marker-style-name="T1"><text:span text:style-name="T1">08003 – Barcelona</text:span><text:span text:style-name="T1"/></text:p>
      <text:p text:style-name="Standard" loext:marker-style-name="T1"><text:span text:style-name="T1"/></text:p>
      <text:p text:style-name="Standard" loext:marker-style-name="T1"><text:span text:style-name="T1">Barcelona, a 20 de mayo de 2015</text:span><text:span text:style-name="T1"/></text:p>
      <text:p text:style-name="Standard" loext:marker-style-name="T1"><text:span text:style-name="T1"/></text:p>
      <text:p text:style-name="Standard" loext:marker-style-name="T1"><text:span text:style-name="T1">Muy Sres. míos:</text:span><text:span text:style-name="T1"/></text:p>
      <text:p text:style-name="Standard" loext:marker-style-name="T1"><text:span text:style-name="T1">Tras ver su oferta de empleo el pasado día 3 del presente mes en el periódico "El País", me dirijo a Uds. con el fin de remitirles mi Curriculum </text:span><text:span text:style-name="T2">Vitae y poder aspirar al puesto que solicitan para su centro de Barcelona.</text:span></text:p>
      <text:p text:style-name="P2" loext:marker-style-name="T1"><text:span text:style-name="T1"/></text:p>
      <text:p text:style-name="Standard" loext:marker-style-name="T1"><text:span text:style-name="T1">Como podrán comprobar en el mismo, tengo experiencia en este empleo, ya que estuve desempeñando un trabajo similar por un periodo de 3 años en una renombrada empresa de Tarragona.</text:span></text:p>
      <text:p text:style-name="Standard" loext:marker-style-name="T1"><text:span text:style-name="T1"/></text:p>
      <text:p text:style-name="Standard" loext:marker-style-name="T1"><text:span text:style-name="T1">Esperando estudien mi solicitud y en espera de sus noticias, les saluda atentamente.</text:span></text:p>
      <text:p text:style-name="P2" loext:marker-style-name="T1"><text:span text:style-name="T1"/></text:p>
      <text:p text:style-name="P2" loext:marker-style-name="T1"><text:span text:style-name="T1">María López Fernández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ourierNewPS-ItalicMT" svg:font-family="CourierNewPS-ItalicMT" style:font-family-generic="roman" style:font-pitch="variable"/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8:40:53.775000000</meta:creation-date>
    <dc:date>2024-07-16T19:11:06.634000000</dc:date>
    <meta:editing-duration>PT13M28S</meta:editing-duration>
    <meta:editing-cycles>12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14" meta:word-count="120" meta:character-count="691" meta:non-whitespace-character-count="584"/>
  </office:meta>
</office:document-meta>
</file>